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Κανονικά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officeooo:rsid="01ec357c" officeooo:paragraph-rsid="01ec357c" style:font-size-asian="8.75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7pt" officeooo:rsid="0027899b" officeooo:paragraph-rsid="0027899b" style:font-size-asian="6.09999990463257pt" style:font-size-complex="7pt"/>
    </style:style>
    <style:style style:name="P3" style:family="paragraph" style:parent-style-name="Standard">
      <style:text-properties style:font-name="Arial" fo:font-size="12pt" officeooo:rsid="014a313d" officeooo:paragraph-rsid="01671c13" style:font-size-asian="12pt" style:font-size-complex="12pt"/>
    </style:style>
    <style:style style:name="P4" style:family="paragraph" style:parent-style-name="Standard">
      <style:text-properties style:font-name="Arial" fo:font-size="12pt" officeooo:rsid="004a8487" officeooo:paragraph-rsid="004a8487" style:font-size-asian="12pt" style:font-size-complex="12pt"/>
    </style:style>
    <style:style style:name="P5" style:family="paragraph" style:parent-style-name="Standard">
      <style:text-properties style:font-name="Arial" fo:font-size="12pt" officeooo:rsid="01242570" officeooo:paragraph-rsid="01242570" style:font-size-asian="12pt" style:font-size-complex="12pt"/>
    </style:style>
    <style:style style:name="P6" style:family="paragraph" style:parent-style-name="Standard">
      <style:text-properties style:font-name="Arial" fo:font-size="12pt" officeooo:rsid="01242570" officeooo:paragraph-rsid="01f5cb9b" style:font-size-asian="12pt" style:font-size-complex="12pt"/>
    </style:style>
    <style:style style:name="P7" style:family="paragraph" style:parent-style-name="Standard">
      <style:text-properties style:font-name="Arial" fo:font-size="12pt" officeooo:rsid="004c7206" officeooo:paragraph-rsid="01276859" style:font-size-asian="12pt" style:font-size-complex="12pt"/>
    </style:style>
    <style:style style:name="P8" style:family="paragraph" style:parent-style-name="Standard">
      <style:text-properties style:font-name="Arial" fo:font-size="12pt" officeooo:rsid="004c7206" officeooo:paragraph-rsid="004c7206" style:font-size-asian="12pt" style:font-size-complex="12pt"/>
    </style:style>
    <style:style style:name="P9" style:family="paragraph" style:parent-style-name="Standard">
      <style:text-properties style:font-name="Arial" fo:font-size="12pt" officeooo:rsid="004c7206" officeooo:paragraph-rsid="01f2d4ab" style:font-size-asian="12pt" style:font-size-complex="12pt"/>
    </style:style>
    <style:style style:name="P10" style:family="paragraph" style:parent-style-name="Standard">
      <style:text-properties style:font-name="Arial" fo:font-size="12pt" officeooo:rsid="004c7206" officeooo:paragraph-rsid="01f3d1dd" style:font-size-asian="12pt" style:font-size-complex="12pt"/>
    </style:style>
    <style:style style:name="P11" style:family="paragraph" style:parent-style-name="Standard">
      <style:text-properties style:font-name="Arial" fo:font-size="12pt" officeooo:rsid="004c7206" officeooo:paragraph-rsid="01242570" style:font-size-asian="12pt" style:font-size-complex="12pt"/>
    </style:style>
    <style:style style:name="P12" style:family="paragraph" style:parent-style-name="Standard">
      <style:text-properties style:font-name="Arial" fo:font-size="12pt" officeooo:rsid="0125aa3f" officeooo:paragraph-rsid="0125aa3f" style:font-size-asian="12pt" style:font-size-complex="12pt"/>
    </style:style>
    <style:style style:name="P13" style:family="paragraph" style:parent-style-name="Standard">
      <style:text-properties style:font-name="Arial" fo:font-size="12pt" officeooo:rsid="01276859" officeooo:paragraph-rsid="01276859" style:font-size-asian="12pt" style:font-size-complex="12pt"/>
    </style:style>
    <style:style style:name="P14" style:family="paragraph" style:parent-style-name="Standard">
      <style:text-properties style:font-name="Arial" fo:font-size="12pt" officeooo:rsid="01276859" officeooo:paragraph-rsid="01f2d4ab" style:font-size-asian="12pt" style:font-size-complex="12pt"/>
    </style:style>
    <style:style style:name="P15" style:family="paragraph" style:parent-style-name="Standard">
      <style:text-properties style:font-name="Arial" fo:font-size="12pt" officeooo:rsid="01284996" officeooo:paragraph-rsid="01284996" style:font-size-asian="12pt" style:font-size-complex="12pt"/>
    </style:style>
    <style:style style:name="P16" style:family="paragraph" style:parent-style-name="Standard">
      <style:text-properties style:font-name="Arial" fo:font-size="12pt" officeooo:rsid="0148362d" officeooo:paragraph-rsid="01671c13" style:font-size-asian="12pt" style:font-size-complex="12pt"/>
    </style:style>
    <style:style style:name="P17" style:family="paragraph" style:parent-style-name="Standard">
      <style:text-properties style:font-name="Arial" fo:font-size="12pt" officeooo:rsid="01e6120a" officeooo:paragraph-rsid="01e6120a" style:font-size-asian="12pt" style:font-size-complex="12pt"/>
    </style:style>
    <style:style style:name="P18" style:family="paragraph" style:parent-style-name="Standard">
      <style:text-properties style:font-name="Arial" fo:font-size="12pt" officeooo:rsid="01eaff93" officeooo:paragraph-rsid="01eaff93" style:font-size-asian="12pt" style:font-size-complex="12pt"/>
    </style:style>
    <style:style style:name="P19" style:family="paragraph" style:parent-style-name="Standard">
      <style:text-properties style:font-name="Arial" fo:font-size="12pt" officeooo:rsid="01f3d1dd" officeooo:paragraph-rsid="01f3d1dd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2pt" officeooo:rsid="01af6543" officeooo:paragraph-rsid="01357cf1" style:font-size-asian="12pt" style:font-size-complex="12pt"/>
    </style:style>
    <style:style style:name="P21" style:family="paragraph" style:parent-style-name="Standard">
      <style:text-properties style:font-name="Arial" fo:font-size="12pt" officeooo:rsid="01fba92e" officeooo:paragraph-rsid="01fba92e" style:font-size-asian="12pt" style:font-size-complex="12pt"/>
    </style:style>
    <style:style style:name="P22" style:family="paragraph" style:parent-style-name="Standard">
      <style:text-properties style:font-name="Arial" fo:font-size="12pt" officeooo:rsid="01fdadb4" officeooo:paragraph-rsid="01fdadb4" style:font-size-asian="12pt" style:font-size-complex="12pt"/>
    </style:style>
    <style:style style:name="P23" style:family="paragraph" style:parent-style-name="Standard">
      <style:text-properties style:font-name="Arial" fo:font-size="12pt" fo:font-style="normal" officeooo:rsid="014abcfb" officeooo:paragraph-rsid="01671c13" style:font-size-asian="12pt" style:font-style-asian="normal" style:font-size-complex="12pt" style:font-style-complex="normal"/>
    </style:style>
    <style:style style:name="P24" style:family="paragraph" style:parent-style-name="Standard">
      <style:text-properties style:font-name="Arial" fo:font-size="12pt" fo:font-style="normal" officeooo:rsid="01276859" officeooo:paragraph-rsid="01276859" style:font-size-asian="12pt" style:font-style-asian="normal" style:font-size-complex="12pt" style:font-style-complex="normal"/>
    </style:style>
    <style:style style:name="P25" style:family="paragraph" style:parent-style-name="Standard">
      <style:text-properties style:font-name="Arial" fo:font-size="12pt" fo:font-style="normal" officeooo:rsid="01671c13" officeooo:paragraph-rsid="01671c13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officeooo:rsid="01663ac6" officeooo:paragraph-rsid="009b513e" style:font-size-asian="12pt" style:font-style-asian="normal" style:font-size-complex="12pt" style:font-style-complex="normal"/>
    </style:style>
    <style:style style:name="P27" style:family="paragraph" style:parent-style-name="Standard">
      <style:text-properties style:font-name="Arial" fo:font-size="12pt" fo:font-style="normal" officeooo:rsid="01663ac6" officeooo:paragraph-rsid="01e2e1bf" style:font-size-asian="12pt" style:font-style-asian="normal" style:font-size-complex="12pt" style:font-style-complex="normal"/>
    </style:style>
    <style:style style:name="P28" style:family="paragraph" style:parent-style-name="Standard">
      <style:text-properties style:font-name="Arial" fo:font-size="12pt" fo:font-style="normal" officeooo:rsid="01663ac6" officeooo:paragraph-rsid="01fba92e" style:font-size-asian="12pt" style:font-style-asian="normal" style:font-size-complex="12pt" style:font-style-complex="normal"/>
    </style:style>
    <style:style style:name="P29" style:family="paragraph" style:parent-style-name="Standard">
      <style:text-properties style:font-name="Arial" fo:font-size="12pt" fo:font-style="normal" officeooo:rsid="01e6120a" officeooo:paragraph-rsid="01e6120a" style:font-size-asian="12pt" style:font-style-asian="normal" style:font-size-complex="12pt" style:font-style-complex="normal"/>
    </style:style>
    <style:style style:name="P30" style:family="paragraph" style:parent-style-name="Standard">
      <style:text-properties style:font-name="Arial" fo:font-size="12pt" fo:font-style="normal" officeooo:rsid="01e2e1bf" officeooo:paragraph-rsid="01e2e1bf" style:font-size-asian="12pt" style:font-style-asian="normal" style:font-size-complex="12pt" style:font-style-complex="normal"/>
    </style:style>
    <style:style style:name="P31" style:family="paragraph" style:parent-style-name="Standard">
      <style:text-properties style:font-name="Arial" fo:font-size="12pt" fo:font-style="normal" officeooo:rsid="01e2e1bf" officeooo:paragraph-rsid="01fa05a7" style:font-size-asian="12pt" style:font-style-asian="normal" style:font-size-complex="12pt" style:font-style-complex="normal"/>
    </style:style>
    <style:style style:name="P32" style:family="paragraph" style:parent-style-name="Standard">
      <style:text-properties style:font-name="Arial" fo:font-size="12pt" fo:font-style="normal" officeooo:rsid="01f1ffb3" officeooo:paragraph-rsid="01fcdb1e" style:font-size-asian="12pt" style:font-style-asian="normal" style:font-size-complex="12pt" style:font-style-complex="normal"/>
    </style:style>
    <style:style style:name="P33" style:family="paragraph" style:parent-style-name="Standard">
      <style:text-properties style:font-name="Arial" fo:font-size="12pt" fo:font-style="normal" officeooo:rsid="01f5cb9b" officeooo:paragraph-rsid="01fcdb1e" style:font-size-asian="12pt" style:font-style-asian="normal" style:font-size-complex="12pt" style:font-style-complex="normal"/>
    </style:style>
    <style:style style:name="P34" style:family="paragraph" style:parent-style-name="Standard">
      <style:text-properties style:font-name="Arial" fo:font-size="12pt" fo:font-style="normal" officeooo:rsid="01ea163b" officeooo:paragraph-rsid="01ea163b" style:font-size-asian="12pt" style:font-style-asian="normal" style:font-size-complex="12pt" style:font-style-complex="normal"/>
    </style:style>
    <style:style style:name="P35" style:family="paragraph" style:parent-style-name="Standard">
      <style:text-properties style:font-name="Arial" fo:font-size="12pt" fo:font-style="normal" officeooo:rsid="01fba92e" officeooo:paragraph-rsid="01fba92e" style:font-size-asian="12pt" style:font-style-asian="normal" style:font-size-complex="12pt" style:font-style-complex="normal"/>
    </style:style>
    <style:style style:name="P36" style:family="paragraph" style:parent-style-name="Standard">
      <style:text-properties style:font-name="Arial" fo:font-size="12pt" fo:font-style="normal" officeooo:rsid="01fba92e" officeooo:paragraph-rsid="01e6120a" style:font-size-asian="12pt" style:font-style-asian="normal" style:font-size-complex="12pt" style:font-style-complex="normal"/>
    </style:style>
    <style:style style:name="P37" style:family="paragraph" style:parent-style-name="Standard">
      <style:text-properties style:font-name="Arial" fo:font-size="12pt" fo:font-style="normal" officeooo:rsid="01fba92e" officeooo:paragraph-rsid="01fdadb4" style:font-size-asian="12pt" style:font-style-asian="normal" style:font-size-complex="12pt" style:font-style-complex="normal"/>
    </style:style>
    <style:style style:name="P38" style:family="paragraph" style:parent-style-name="Standard">
      <style:text-properties style:font-name="Arial" fo:font-size="12pt" fo:font-style="normal" officeooo:rsid="01fa82f9" officeooo:paragraph-rsid="01fa05a7" style:font-size-asian="12pt" style:font-style-asian="normal" style:font-size-complex="12pt" style:font-style-complex="normal"/>
    </style:style>
    <style:style style:name="P39" style:family="paragraph" style:parent-style-name="Standard">
      <style:text-properties style:font-name="Arial" fo:font-size="12pt" fo:font-style="normal" officeooo:rsid="01fa05a7" officeooo:paragraph-rsid="01fdadb4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text-align="center" style:justify-single-word="false"/>
      <style:text-properties style:font-name="Arial" fo:font-size="14pt" fo:font-style="normal" officeooo:rsid="01671c13" officeooo:paragraph-rsid="01e14c69" style:font-size-asian="14pt" style:font-style-asian="normal" style:font-size-complex="14pt" style:font-style-complex="normal"/>
    </style:style>
    <style:style style:name="P41" style:family="paragraph" style:parent-style-name="Standard">
      <style:paragraph-properties fo:text-align="center" style:justify-single-word="false"/>
      <style:text-properties style:font-name="Arial" fo:font-size="14pt" fo:font-style="normal" officeooo:rsid="01e8be46" officeooo:paragraph-rsid="01e8be46" style:font-size-asian="14pt" style:font-style-asian="normal" style:font-size-complex="14pt" style:font-style-complex="normal"/>
    </style:style>
    <style:style style:name="P42" style:family="paragraph" style:parent-style-name="Standard">
      <style:paragraph-properties fo:text-align="center" style:justify-single-word="false"/>
      <style:text-properties style:font-name="Arial" fo:font-size="14pt" officeooo:rsid="01e18b79" officeooo:paragraph-rsid="01e18b79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style:font-name="Arial" fo:font-size="16pt" officeooo:rsid="00476a5c" officeooo:paragraph-rsid="009b513e" style:font-size-asian="16pt" style:font-size-complex="16pt"/>
    </style:style>
    <style:style style:name="P44" style:family="paragraph" style:parent-style-name="Standard">
      <style:paragraph-properties fo:text-align="center" style:justify-single-word="false"/>
      <style:text-properties officeooo:paragraph-rsid="01357cf1"/>
    </style:style>
    <style:style style:name="P45" style:family="paragraph" style:parent-style-name="Standard">
      <style:text-properties officeooo:paragraph-rsid="01671c13"/>
    </style:style>
    <style:style style:name="P46" style:family="paragraph" style:parent-style-name="Standard">
      <style:text-properties officeooo:rsid="01e2e1bf" officeooo:paragraph-rsid="01e2e1bf"/>
    </style:style>
    <style:style style:name="P47" style:family="paragraph" style:parent-style-name="Standard">
      <style:text-properties officeooo:paragraph-rsid="01e6120a"/>
    </style:style>
    <style:style style:name="P48" style:family="paragraph" style:parent-style-name="Standard">
      <style:text-properties officeooo:rsid="01f5cb9b" officeooo:paragraph-rsid="01fcdb1e"/>
    </style:style>
    <style:style style:name="P49" style:family="paragraph" style:parent-style-name="Standard">
      <style:text-properties officeooo:rsid="01f1ffb3" officeooo:paragraph-rsid="01f1ffb3"/>
    </style:style>
    <style:style style:name="P50" style:family="paragraph" style:parent-style-name="Standard">
      <style:text-properties officeooo:rsid="01f1ffb3" officeooo:paragraph-rsid="01fcdb1e"/>
    </style:style>
    <style:style style:name="P51" style:family="paragraph" style:parent-style-name="Standard">
      <style:text-properties officeooo:paragraph-rsid="01ea163b"/>
    </style:style>
    <style:style style:name="P52" style:family="paragraph" style:parent-style-name="Standard">
      <style:text-properties officeooo:paragraph-rsid="01e8be46"/>
    </style:style>
    <style:style style:name="P53" style:family="paragraph" style:parent-style-name="Standard">
      <style:text-properties officeooo:rsid="01fba92e" officeooo:paragraph-rsid="01fba92e"/>
    </style:style>
    <style:style style:name="P54" style:family="paragraph" style:parent-style-name="Standard">
      <style:text-properties officeooo:paragraph-rsid="01fba92e"/>
    </style:style>
    <style:style style:name="P55" style:family="paragraph" style:parent-style-name="Standard">
      <style:text-properties officeooo:paragraph-rsid="01242570"/>
    </style:style>
    <style:style style:name="P56" style:family="paragraph" style:parent-style-name="Standard">
      <style:text-properties officeooo:paragraph-rsid="01276859"/>
    </style:style>
    <style:style style:name="P57" style:family="paragraph" style:parent-style-name="Standard">
      <style:text-properties officeooo:paragraph-rsid="004c7206"/>
    </style:style>
    <style:style style:name="P58" style:family="paragraph" style:parent-style-name="Standard">
      <style:text-properties officeooo:paragraph-rsid="01fcdb1e"/>
    </style:style>
    <style:style style:name="P59" style:family="paragraph" style:parent-style-name="Standard">
      <style:paragraph-properties fo:text-align="start" style:justify-single-word="false"/>
      <style:text-properties officeooo:rsid="01e8be46" officeooo:paragraph-rsid="01e8be46"/>
    </style:style>
    <style:style style:name="P60" style:family="paragraph" style:parent-style-name="Standard">
      <style:text-properties style:font-name="Arial" fo:font-size="12pt" fo:font-style="normal" officeooo:rsid="01fdadb4" officeooo:paragraph-rsid="01fdadb4" style:font-size-asian="12pt" style:font-style-asian="normal" style:font-size-complex="12pt" style:font-style-complex="normal"/>
    </style:style>
    <style:style style:name="T1" style:family="text">
      <style:text-properties fo:color="#000000" style:font-name="Arial" fo:font-size="12pt" fo:font-style="normal" officeooo:rsid="01e6120a" style:font-size-asian="12pt" style:font-style-asian="normal" style:font-size-complex="12pt" style:font-style-complex="normal"/>
    </style:style>
    <style:style style:name="T2" style:family="text">
      <style:text-properties fo:color="#000000" style:font-name="Arial" fo:font-size="12pt" fo:font-style="normal" officeooo:rsid="01e47466" style:font-size-asian="12pt" style:font-style-asian="normal" style:font-size-complex="12pt" style:font-style-complex="normal"/>
    </style:style>
    <style:style style:name="T3" style:family="text">
      <style:text-properties fo:color="#000000" style:font-name="Arial" fo:font-size="12pt" fo:font-style="normal" officeooo:rsid="014a313d" style:font-size-asian="12pt" style:font-style-asian="normal" style:font-size-complex="12pt" style:font-style-complex="normal"/>
    </style:style>
    <style:style style:name="T4" style:family="text">
      <style:text-properties style:font-name="Arial"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font-name="Arial" fo:font-size="12pt" fo:font-style="normal" officeooo:rsid="01231eab" style:font-size-asian="12pt" style:font-style-asian="normal" style:font-size-complex="12pt" style:font-style-complex="normal"/>
    </style:style>
    <style:style style:name="T6" style:family="text">
      <style:text-properties style:font-name="Arial" fo:font-size="12pt" fo:font-style="normal" officeooo:rsid="01663ac6" style:font-size-asian="12pt" style:font-style-asian="normal" style:font-size-complex="12pt" style:font-style-complex="normal"/>
    </style:style>
    <style:style style:name="T7" style:family="text">
      <style:text-properties style:font-name="Arial" fo:font-size="12pt" fo:font-style="normal" officeooo:rsid="01e47466" style:font-size-asian="12pt" style:font-style-asian="normal" style:font-size-complex="12pt" style:font-style-complex="normal"/>
    </style:style>
    <style:style style:name="T8" style:family="text">
      <style:text-properties style:font-name="Arial" fo:font-size="12pt" fo:font-style="normal" officeooo:rsid="0148362d" style:font-size-asian="12pt" style:font-style-asian="normal" style:font-size-complex="12pt" style:font-style-complex="normal"/>
    </style:style>
    <style:style style:name="T9" style:family="text">
      <style:text-properties style:font-name="Arial" fo:font-size="12pt" fo:font-style="normal" officeooo:rsid="014a313d" style:font-size-asian="12pt" style:font-style-asian="normal" style:font-size-complex="12pt" style:font-style-complex="normal"/>
    </style:style>
    <style:style style:name="T10" style:family="text">
      <style:text-properties style:font-name="Arial" fo:font-size="12pt" fo:font-style="normal" officeooo:rsid="01e6120a" style:font-size-asian="12pt" style:font-style-asian="normal" style:font-size-complex="12pt" style:font-style-complex="normal"/>
    </style:style>
    <style:style style:name="T11" style:family="text">
      <style:text-properties style:font-name="Arial" fo:font-size="12pt" fo:font-style="normal" officeooo:rsid="01eaff93" style:font-size-asian="12pt" style:font-style-asian="normal" style:font-size-complex="12pt" style:font-style-complex="normal"/>
    </style:style>
    <style:style style:name="T12" style:family="text">
      <style:text-properties style:font-name="Arial" fo:font-size="12pt" fo:font-style="normal" officeooo:rsid="01f1ffb3" style:font-size-asian="12pt" style:font-style-asian="normal" style:font-size-complex="12pt" style:font-style-complex="normal"/>
    </style:style>
    <style:style style:name="T13" style:family="text">
      <style:text-properties style:font-name="Arial" fo:font-size="12pt" fo:font-style="normal" officeooo:rsid="01f8eb63" style:font-size-asian="12pt" style:font-style-asian="normal" style:font-size-complex="12pt" style:font-style-complex="normal"/>
    </style:style>
    <style:style style:name="T14" style:family="text">
      <style:text-properties style:font-name="Arial" fo:font-size="12pt" fo:font-style="normal" officeooo:rsid="01fa05a7" style:font-size-asian="12pt" style:font-style-asian="normal" style:font-size-complex="12pt" style:font-style-complex="normal"/>
    </style:style>
    <style:style style:name="T15" style:family="text">
      <style:text-properties style:font-name="Arial" fo:font-size="12pt" fo:font-style="normal" officeooo:rsid="01fa82f9" style:font-size-asian="12pt" style:font-style-asian="normal" style:font-size-complex="12pt" style:font-style-complex="normal"/>
    </style:style>
    <style:style style:name="T16" style:family="text">
      <style:text-properties style:font-name="Arial" fo:font-size="12pt" fo:font-style="normal" officeooo:rsid="01ea163b" style:font-size-asian="12pt" style:font-style-asian="normal" style:font-size-complex="12pt" style:font-style-complex="normal"/>
    </style:style>
    <style:style style:name="T17" style:family="text">
      <style:text-properties style:font-name="Arial" fo:font-size="12pt" fo:font-style="normal" officeooo:rsid="01fad552" style:font-size-asian="12pt" style:font-style-asian="normal" style:font-size-complex="12pt" style:font-style-complex="normal"/>
    </style:style>
    <style:style style:name="T18" style:family="text">
      <style:text-properties style:font-name="Arial" fo:font-size="12pt" fo:font-style="normal" officeooo:rsid="0048afd9" style:font-size-asian="12pt" style:font-style-asian="normal" style:font-size-complex="12pt" style:font-style-complex="normal"/>
    </style:style>
    <style:style style:name="T19" style:family="text">
      <style:text-properties style:font-name="Arial" fo:font-size="12pt" fo:font-style="normal" officeooo:rsid="01fba92e" style:font-size-asian="12pt" style:font-style-asian="normal" style:font-size-complex="12pt" style:font-style-complex="normal"/>
    </style:style>
    <style:style style:name="T20" style:family="text">
      <style:text-properties style:font-name="Arial" fo:font-size="12pt" fo:font-style="normal" officeooo:rsid="01fcdb1e" style:font-size-asian="12pt" style:font-style-asian="normal" style:font-size-complex="12pt" style:font-style-complex="normal"/>
    </style:style>
    <style:style style:name="T21" style:family="text">
      <style:text-properties style:font-name="Arial" fo:font-size="12pt" officeooo:rsid="01fba92e" style:font-size-asian="12pt" style:font-size-complex="12pt"/>
    </style:style>
    <style:style style:name="T22" style:family="text">
      <style:text-properties style:font-name="Arial" fo:font-size="12pt" officeooo:rsid="004c7206" style:font-size-asian="12pt" style:font-size-complex="12pt"/>
    </style:style>
    <style:style style:name="T23" style:family="text">
      <style:text-properties style:font-name="Arial" fo:font-size="12pt" officeooo:rsid="01ea163b" style:font-size-asian="12pt" style:font-size-complex="12pt"/>
    </style:style>
    <style:style style:name="T24" style:family="text">
      <style:text-properties style:font-name="Arial" fo:font-size="12pt" officeooo:rsid="01242570" style:font-size-asian="12pt" style:font-size-complex="12pt"/>
    </style:style>
    <style:style style:name="T25" style:family="text">
      <style:text-properties style:font-name="Arial" fo:font-size="12pt" officeooo:rsid="01f5cb9b" style:font-size-asian="12pt" style:font-size-complex="12pt"/>
    </style:style>
    <style:style style:name="T26" style:family="text">
      <style:text-properties style:font-name="Arial" fo:font-size="12pt" officeooo:rsid="0125aa3f" style:font-size-asian="12pt" style:font-size-complex="12pt"/>
    </style:style>
    <style:style style:name="T27" style:family="text">
      <style:text-properties style:font-name="Arial" fo:font-size="12pt" officeooo:rsid="01284996" style:font-size-asian="12pt" style:font-size-complex="12pt"/>
    </style:style>
    <style:style style:name="T28" style:family="text">
      <style:text-properties style:font-name="Arial" fo:font-size="12pt" officeooo:rsid="01f2d4ab" style:font-size-asian="12pt" style:font-size-complex="12pt"/>
    </style:style>
    <style:style style:name="T29" style:family="text">
      <style:text-properties style:font-name="Arial" fo:font-size="12pt" officeooo:rsid="01276859" style:font-size-asian="12pt" style:font-size-complex="12pt"/>
    </style:style>
    <style:style style:name="T30" style:family="text">
      <style:text-properties style:font-name="Arial" fo:font-size="12pt" officeooo:rsid="004c7206" style:font-size-asian="10.5pt" style:font-size-complex="12pt"/>
    </style:style>
    <style:style style:name="T31" style:family="text">
      <style:text-properties style:font-name="Arial" fo:font-size="13pt" officeooo:rsid="004c7206" style:font-size-asian="13pt" style:font-size-complex="13pt"/>
    </style:style>
    <style:style style:name="T32" style:family="text">
      <style:text-properties fo:font-size="16pt" officeooo:rsid="005b6d67" style:font-size-asian="16pt" style:font-size-complex="16pt"/>
    </style:style>
    <style:style style:name="T33" style:family="text">
      <style:text-properties fo:font-size="16pt" officeooo:rsid="00507e52" style:font-size-asian="16pt" style:font-size-complex="16pt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14a313d" style:font-style-asian="normal" style:font-style-complex="normal"/>
    </style:style>
    <style:style style:name="T36" style:family="text">
      <style:text-properties fo:font-style="normal" officeooo:rsid="014abcfb" style:font-style-asian="normal" style:font-style-complex="normal"/>
    </style:style>
    <style:style style:name="T37" style:family="text">
      <style:text-properties fo:font-style="normal" officeooo:rsid="01e6120a" style:font-style-asian="normal" style:font-style-complex="normal"/>
    </style:style>
    <style:style style:name="T38" style:family="text">
      <style:text-properties fo:font-style="normal" officeooo:rsid="01f2d4ab" style:font-style-asian="normal" style:font-style-complex="normal"/>
    </style:style>
    <style:style style:name="T39" style:family="text">
      <style:text-properties fo:font-style="normal" officeooo:rsid="01fba92e" style:font-style-asian="normal" style:font-style-complex="normal"/>
    </style:style>
    <style:style style:name="T40" style:family="text">
      <style:text-properties officeooo:rsid="01242570"/>
    </style:style>
    <style:style style:name="T41" style:family="text">
      <style:text-properties officeooo:rsid="0125aa3f"/>
    </style:style>
    <style:style style:name="T42" style:family="text">
      <style:text-properties officeooo:rsid="01276859"/>
    </style:style>
    <style:style style:name="T43" style:family="text">
      <style:text-properties officeooo:rsid="01284996"/>
    </style:style>
    <style:style style:name="T44" style:family="text">
      <style:text-properties officeooo:rsid="0134cf86"/>
    </style:style>
    <style:style style:name="T45" style:family="text">
      <style:text-properties officeooo:rsid="01671c13"/>
    </style:style>
    <style:style style:name="T46" style:family="text">
      <style:text-properties officeooo:rsid="017ef367"/>
    </style:style>
    <style:style style:name="T47" style:family="text">
      <style:text-properties style:font-name="Arial1" fo:font-size="16pt" officeooo:rsid="005b6d67" style:font-size-asian="16pt" style:font-size-complex="16pt"/>
    </style:style>
    <style:style style:name="T48" style:family="text">
      <style:text-properties style:font-name="Arial1" fo:font-size="16pt" officeooo:rsid="0182da15" style:font-size-asian="16pt" style:font-size-complex="16pt"/>
    </style:style>
    <style:style style:name="T49" style:family="text">
      <style:text-properties officeooo:rsid="01f2d4ab"/>
    </style:style>
    <style:style style:name="T50" style:family="text">
      <style:text-properties officeooo:rsid="01f3d1dd"/>
    </style:style>
    <style:style style:name="T51" style:family="text">
      <style:text-properties officeooo:rsid="01f5cb9b"/>
    </style:style>
    <style:style style:name="T52" style:family="text">
      <style:text-properties officeooo:rsid="01fba92e"/>
    </style:style>
    <style:style style:name="T53" style:family="text">
      <style:text-properties fo:font-style="italic" officeooo:rsid="01fba92e" style:font-style-asian="italic" style:font-style-complex="italic"/>
    </style:style>
    <style:style style:name="T54" style:family="text">
      <style:text-properties style:text-underline-style="none" officeooo:rsid="01fba92e"/>
    </style:style>
    <style:style style:name="T55" style:family="text">
      <style:text-properties officeooo:rsid="01fdadb4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32">An </text:span><text:span text:style-name="T47">E</text:span><text:span text:style-name="T48">ndeavourOS</text:span><text:span text:style-name="T33"> based Simple Home Server.</text:span></text:p>
      <text:p text:style-name="P20"><text:date style:data-style-name="N76" text:date-value="2020-07-26T14:37:43.303411798">July 26, 2020</text:date></text:p>
      <text:p text:style-name="P20"/>
      <text:p text:style-name="P43">Backing up enosServer.</text:p>
      <text:p text:style-name="P42">Preparing an External Storage Device</text:p>
      <text:p text:style-name="P26"/>
      <text:p text:style-name="P49"><text:span text:style-name="T4">rsync should have been installed during </text:span><text:span text:style-name="T19">OS </text:span><text:span text:style-name="T4">installation. <text:s/></text:span><text:span text:style-name="T13">If the external DA</text:span><text:span text:style-name="T19">T</text:span><text:span text:style-name="T13">A SSD was partitioned, formatted, and mounted by the script, then t</text:span><text:span text:style-name="T4">he /serverbkup mount point should have been created.</text:span></text:p>
      <text:p text:style-name="P27"/>
      <text:p text:style-name="P46"><text:span text:style-name="T13">From a Linux client </text:span><text:span text:style-name="T14">Computer</text:span><text:span text:style-name="T13">, </text:span><text:span text:style-name="T6">s</text:span><text:span text:style-name="T4">sh into enosServer and login as root</text:span></text:p>
      <text:p text:style-name="P30"/>
      <text:p text:style-name="P50"><text:span text:style-name="T5">#</text:span><text:span text:style-name="T4"> pacman -Q rsync <text:s text:c="6"/>(should list rsync as installed, if not install with pacman)</text:span></text:p>
      <text:p text:style-name="P58"><text:span text:style-name="T5"><text:s text:c="3"/></text:span><text:span text:style-name="T19">rsync 3.2.2-2</text:span></text:p>
      <text:p text:style-name="P31"/>
      <text:p text:style-name="P41">Partition and format the BKUP USB3 SSD</text:p>
      <text:p text:style-name="P59"/>
      <text:p text:style-name="P52"><text:span text:style-name="T19">Ideally, t</text:span><text:span text:style-name="T18">he </text:span><text:span text:style-name="T17">external </text:span><text:span text:style-name="T18">USB 3 </text:span><text:span text:style-name="T17">ba</text:span><text:span text:style-name="T19">c</text:span><text:span text:style-name="T17">kup </text:span><text:span text:style-name="T18">SSD drive should be the same size as the DATA SSD drive. <text:s/></text:span><text:span text:style-name="T14">If you try to rsync a 500 GB SSD with 130 GB of data </text:span><text:span text:style-name="T19">on it</text:span><text:span text:style-name="T14"> </text:span><text:span text:style-name="T19">TO</text:span><text:span text:style-name="T14"> a 250 GB </text:span><text:span text:style-name="T15">backup </text:span><text:span text:style-name="T14">SSD, things will not go well. <text:s text:c="2"/></text:span><text:span text:style-name="T15">Even though the data to be backed up is less than the 250 GB BKUP SSD. <text:s/>Trust me on this. <text:s/>The backup SSD must be the same size or larger than the DATA SSD.</text:span></text:p>
      <text:p text:style-name="P38"/>
      <text:p text:style-name="P35">Connect the external USB 3.0 backup SSD to the enosServer SBC.</text:p>
      <text:p text:style-name="P34"/>
      <text:p text:style-name="P51"><text:span text:style-name="T19"># </text:span><text:span text:style-name="T16">lb</text:span></text:p>
      <text:p text:style-name="P34"/>
      <text:p text:style-name="P34">NAME <text:s text:c="10"/>FSTYPE <text:s text:c="2"/>FSSIZE <text:s text:c="2"/>LABEL <text:s text:c="10"/>MOUNTPOINT</text:p>
      <text:p text:style-name="P34">sda <text:s text:c="36"/></text:p>
      <text:p text:style-name="P34">└─sda1 <text:s text:c="10"/>ext4 <text:s text:c="7"/>233.7G <text:s text:c="3"/>DATA <text:s text:c="12"/>/server</text:p>
      <text:p text:style-name="P34">sdb <text:s text:c="33"/></text:p>
      <text:p text:style-name="P51"><text:span text:style-name="T16">└─sdb1 <text:s text:c="11"/>ext4 <text:s text:c="7"/></text:span><text:span text:style-name="T19">XXXG</text:span><text:span text:style-name="T16"> <text:s text:c="5"/></text:span><text:span text:style-name="T19">XXXX</text:span><text:span text:style-name="T16"> <text:s text:c="6"/></text:span></text:p>
      <text:p text:style-name="P34">mmcblk1 <text:s text:c="29"/></text:p>
      <text:p text:style-name="P34">└─mmcblk1p1 <text:s/>ext4 <text:s text:c="7"/>58.3G <text:s text:c="4"/>Odroid-XU4 <text:s text:c="3"/>/</text:p>
      <text:p text:style-name="P54"><text:span text:style-name="T6">T</text:span><text:span text:style-name="T7">he </text:span><text:span text:style-name="T19">Micro SD card or eMMC card has a partition mmcblk1p1 labeled Odroid-XU4 and has a mount point of / <text:s/>(root). <text:s/>That is the partition that contains the OS.</text:span></text:p>
      <text:p text:style-name="P28"/>
      <text:p text:style-name="P35">The device named sda has a partition of sda1 labeled DATA and has a mount point of /server. That is the DATA SSD. </text:p>
      <text:p text:style-name="P35"/>
      <text:p text:style-name="P35">The device named sdb has a partition of sdb1 with a random label and no mount point. <text:s/>That will become our BKUP SSD. <text:s/>Take note of the SSD’s name. <text:s/>In this case sdb. <text:s/>Yours may be <text:s/>slightly different. <text:s/></text:p>
      <text:p text:style-name="P35"/>
      <text:p text:style-name="P35"/>
      <text:p text:style-name="P35"><text:soft-page-break/>Format the external USB 3 BKUP SSD</text:p>
      <text:p text:style-name="P53"><text:span text:style-name="T19"># </text:span><text:span text:style-name="T4">fdisk /dev/sdb <text:s text:c="14"/>(change device name if necessary)</text:span></text:p>
      <text:p text:style-name="P45"><text:span text:style-name="T8"><text:s text:c="3"/></text:span><text:span text:style-name="T10">Command:</text:span><text:span text:style-name="T1"> o</text:span> <text:span text:style-name="T1"><text:s text:c="10"/></text:span><text:span text:style-name="T2"><text:s text:c="5"/></text:span><text:span text:style-name="T8">(th</text:span><text:span text:style-name="T7">ats</text:span><text:span text:style-name="T8"> </text:span><text:span text:style-name="T9">lower case </text:span><text:span text:style-name="T8">letter o</text:span><text:span text:style-name="T7"> --create an new empty DOS partition table</text:span><text:span text:style-name="T8">)</text:span></text:p>
      <text:p text:style-name="P45"><text:span text:style-name="T10"><text:s/></text:span><text:span text:style-name="T8"><text:s text:c="2"/></text:span><text:span text:style-name="T9">C</text:span><text:span text:style-name="T10">ommand:</text:span><text:span text:style-name="T9"> </text:span><text:span text:style-name="T3">n</text:span><text:span text:style-name="T9"> </text:span><text:span text:style-name="T10"><text:s text:c="16"/>(add a</text:span><text:span text:style-name="T9"> new partition</text:span><text:span text:style-name="T10">)</text:span></text:p>
      <text:p text:style-name="P16"><text:span text:style-name="T35"><text:s text:c="7"/></text:span><text:span text:style-name="T37"><text:s/>Partition type: <text:s/>p <text:s text:c="6"/>(primary partition)</text:span></text:p>
      <text:p text:style-name="P17"><text:span text:style-name="T37"><text:s/></text:span><text:span text:style-name="T34"><text:s text:c="7"/>Partition number: <text:s/>1 <text:s text:c="10"/>(first partition)</text:span></text:p>
      <text:p text:style-name="P29"><text:s text:c="8"/>First sector: <text:s text:c="23"/>(Enter to accept default)</text:p>
      <text:p text:style-name="P29"><text:s text:c="8"/>Last sector: <text:s text:c="23"/>(Enter to accept default)</text:p>
      <text:p text:style-name="P47"><text:span text:style-name="T10"><text:s text:c="13"/>Partition #1 contains a x</text:span><text:span text:style-name="T11">xxx</text:span><text:span text:style-name="T10"> <text:s/>signature. <text:s text:c="5"/>(this warning may not appear, if so yes)</text:span></text:p>
      <text:p text:style-name="P29"><text:s text:c="13"/>Do you want to remove the signature? yes</text:p>
      <text:p text:style-name="P29">Command: w <text:s text:c="61"/>(write table to disk and exit)</text:p>
      <text:p text:style-name="P29"/>
      <text:p text:style-name="P3"><text:span text:style-name="T34"># </text:span><text:span text:style-name="T36">mkfs.ext4 </text:span><text:span text:style-name="T38">-L BKUP </text:span><text:span text:style-name="T36">/dev/sd</text:span><text:span text:style-name="T39">b</text:span><text:span text:style-name="T36">1 <text:s text:c="6"/>(the -L option sets the volume label for the partition)</text:span></text:p>
      <text:p text:style-name="P23"/>
      <text:p text:style-name="P47"><text:span text:style-name="T9">T</text:span><text:span text:style-name="T10">he BKUP USB 3 SSD is now partitioned as a single partition and formatted to ext4. </text:span></text:p>
      <text:p text:style-name="P29"/>
      <text:p text:style-name="P37"># mount -<text:span text:style-name="T55">t ext4 </text:span>/dev/sdb1 /serverbkup</text:p>
      <text:p text:style-name="P37"/>
      <text:p text:style-name="P58"><text:span text:style-name="T5"># <text:s/></text:span><text:span text:style-name="T12">ls -l <text:s/>/ </text:span></text:p>
      <text:p text:style-name="P58"><text:span text:style-name="T12">drwxrwxr-- <text:s text:c="2"/>root users <text:s text:c="2"/>server <text:s text:c="16"/></text:span><text:span text:style-name="T14">(edited for clarity)</text:span></text:p>
      <text:p text:style-name="P32">drwxrwxr-- <text:s text:c="2"/>root users <text:s text:c="2"/>serverbkup</text:p>
      <text:p text:style-name="P32"/>
      <text:p text:style-name="P60">IMPORTANT:</text:p>
      <text:p text:style-name="P39">Check /server and /serverbkup for ownership (root users) and permissions drwxrwxr--</text:p>
      <text:p text:style-name="P32"/>
      <text:p text:style-name="P48"><text:span text:style-name="T12">I</text:span><text:span text:style-name="T4">f /serverbkup does not exist</text:span></text:p>
      <text:p text:style-name="P33"># mkdir /serverbkup</text:p>
      <text:p text:style-name="P48"><text:span text:style-name="T12">I</text:span><text:span text:style-name="T4">f the permissions and ownership are incorrect:</text:span></text:p>
      <text:p text:style-name="P33"># chown root:users <text:s/>/serverbkup</text:p>
      <text:p text:style-name="P33"># chmod 774 /serverbkup</text:p>
      <text:p text:style-name="P36"/>
      <text:p text:style-name="P35"># lb</text:p>
      <text:p text:style-name="P35"/>
      <text:p text:style-name="P35">NAME <text:s text:c="15"/>FSTYPE <text:s text:c="3"/>FSSIZE <text:s text:c="4"/>LABEL <text:s text:c="7"/>MOUNTPOINT</text:p>
      <text:p text:style-name="P35">sda <text:s text:c="33"/></text:p>
      <text:p text:style-name="P35">└─sda1 <text:s text:c="12"/>ext4 <text:s text:c="12"/>233.7G <text:s text:c="4"/>DATA <text:s text:c="10"/>/server</text:p>
      <text:p text:style-name="P35">sdb <text:s text:c="33"/></text:p>
      <text:p text:style-name="P35">└─sdb1 <text:s text:c="13"/>ext4 <text:s text:c="11"/>228.2G <text:s text:c="4"/>BKUP <text:s text:c="10"/>/serverbkup</text:p>
      <text:p text:style-name="P35">mmcblk1 <text:s text:c="29"/></text:p>
      <text:p text:style-name="P35">└─mmcblk1p1 <text:s text:c="2"/>ext4 <text:s text:c="13"/>58.3G <text:s text:c="4"/>Odroid-XU4 <text:s text:c="2"/>/</text:p>
      <text:p text:style-name="P25"/>
      <text:p text:style-name="P54"><text:span text:style-name="T19">The BKUP SSD is now ready to use for backups. <text:s/>To clean things up for the next </text:span><text:span text:style-name="T20">step</text:span><text:span text:style-name="T19">.</text:span></text:p>
      <text:p text:style-name="P21"># umount /serverbkup</text:p>
      <text:p text:style-name="P21"/>
      <text:p text:style-name="P21">Next, on it’s own page so it makes a good cheat sheet, Performing a Backup.</text:p>
      <text:p text:style-name="P21"/>
      <text:p text:style-name="P40"><text:soft-page-break/>PERFORMING A BACKUP OF THE DATA DRIVE</text:p>
      <text:p text:style-name="P40"/>
      <text:p text:style-name="P4"><text:span text:style-name="T44">T</text:span>o do a backup <text:span text:style-name="T40">connect the external BKUP SSD drive to an available USB port.</text:span></text:p>
      <text:p text:style-name="P18"><text:span text:style-name="T52">In a Linux client computer, </text:span>ssh into enosServer as root.</text:p>
      <text:p text:style-name="P18"/>
      <text:p text:style-name="P5"># ll /server</text:p>
      <text:p text:style-name="P5"><text:s text:c="2"/>should show a bunch of folders on your DATA SSD <text:span text:style-name="T45">as it was mounted to /server at boot up</text:span></text:p>
      <text:p text:style-name="P5"># ll /serverbkup</text:p>
      <text:p text:style-name="P6"><text:s text:c="3"/><text:span text:style-name="T41">Total 0</text:span></text:p>
      <text:p text:style-name="P6"><text:span text:style-name="T51">Should show “Total 0” </text:span>since the BKUP SSD is not mounted yet</text:p>
      <text:p text:style-name="P5"/>
      <text:p text:style-name="P55"><text:span text:style-name="T21">As connecting USB Drives to different connectors may alter the device name, always d</text:span><text:span text:style-name="T22">etermine which device </text:span><text:span text:style-name="T21">name </text:span><text:span text:style-name="T23">is</text:span><text:span text:style-name="T22"> being used </text:span><text:span text:style-name="T24">for the USB BKUP Drive</text:span><text:span text:style-name="T22">. <text:s/></text:span></text:p>
      <text:p text:style-name="P11"># lb</text:p>
      <text:p text:style-name="P11"/>
      <text:p text:style-name="P11">NAME <text:s text:c="14"/><text:span text:style-name="T52">F</text:span>STYPE <text:s text:c="4"/>LABEL <text:s text:c="9"/>MOUNTPOINT</text:p>
      <text:p text:style-name="P11">sda <text:s text:c="26"/></text:p>
      <text:p text:style-name="P11">└─sda1 <text:s text:c="13"/>ext4 <text:s text:c="10"/>DATA <text:s text:c="13"/>/server</text:p>
      <text:p text:style-name="P11">sdb <text:s text:c="26"/></text:p>
      <text:p text:style-name="P11">└─sdb1 <text:s text:c="13"/>ext4 <text:s text:c="10"/><text:span text:style-name="T52">BKUP</text:span> <text:s text:c="6"/></text:p>
      <text:p text:style-name="P11">mmcblk1 <text:s text:c="22"/></text:p>
      <text:p text:style-name="P11">└─mmcblk1p1 <text:s text:c="3"/>ext4 <text:s text:c="9"/>Odroid-XU4 <text:s text:c="5"/>/</text:p>
      <text:p text:style-name="P12"/>
      <text:p text:style-name="P56"><text:span text:style-name="T26">Now you know why specific Volume labels </text:span><text:span text:style-name="T27">were suggested to </text:span><text:span text:style-name="T26">be used when formatting the</text:span><text:span text:style-name="T28"> </text:span><text:span text:style-name="T26"><text:s/>partition</text:span><text:span text:style-name="T28">s</text:span><text:span text:style-name="T26"> on the </text:span><text:span text:style-name="T28">storage devices</text:span><text:span text:style-name="T26">. <text:s/></text:span><text:span text:style-name="T29">This easily shows which SSD </text:span><text:span text:style-name="T21">has</text:span><text:span text:style-name="T29"> which device </text:span><text:span text:style-name="T21">name</text:span><text:span text:style-name="T29">.</text:span></text:p>
      <text:p text:style-name="P24"/>
      <text:p text:style-name="P24">Now we need to mount the BKUP SSD to /serverbkup. <text:s/><text:span text:style-name="T52">In this case /</text:span><text:span text:style-name="T54">dev</text:span><text:span text:style-name="T53">/</text:span><text:span text:style-name="T52">sdb1</text:span></text:p>
      <text:p text:style-name="P8"/>
      <text:p text:style-name="P9"># mount -<text:span text:style-name="T55">t ext4 </text:span>/dev/sd<text:span text:style-name="T52">b</text:span>1 /serverbkup <text:s text:c="4"/>(<text:span text:style-name="T51">adjust </text:span><text:span text:style-name="T46">device</text:span><text:span text:style-name="T51"> name as required</text:span><text:span text:style-name="T50">)</text:span></text:p>
      <text:p text:style-name="P14"># <text:s/>ll /serverbkup </text:p>
      <text:p text:style-name="P13"/>
      <text:p text:style-name="P19">The first time the device is used <text:span text:style-name="T52">after a format</text:span>, you will only see the lost+found file.</text:p>
      <text:p text:style-name="P22"># rm -rf /<text:span text:style-name="T34">serverbkup/lost+found</text:span></text:p>
      <text:p text:style-name="P19">If this device has been used previously for backups, you should see a lot of directories.</text:p>
      <text:p text:style-name="P19">This proves the mount command was successful.</text:p>
      <text:p text:style-name="P13"/>
      <text:p text:style-name="P8"># su pshare <text:s text:c="11"/>(<text:span text:style-name="T49">IMPORTANT: </text:span>preform the backup as user pshare <text:span text:style-name="T54">D</text:span><text:span text:style-name="T52">o not backup as root</text:span>)</text:p>
      <text:p text:style-name="P57"><text:span text:style-name="T22">$ rsync -av <text:s/>-</text:span><text:span text:style-name="T31"> </text:span><text:span text:style-name="T30">-</text:span><text:span text:style-name="T22">delete </text:span><text:span text:style-name="T25"><text:s/></text:span><text:span text:style-name="T22">/server/ <text:s/>/serverbkup <text:s text:c="3"/>(</text:span><text:span text:style-name="T21">a slash</text:span><text:span text:style-name="T22"> at the end of /server/ is </text:span><text:span text:style-name="T27">very </text:span><text:span text:style-name="T22">important)</text:span></text:p>
      <text:p text:style-name="P8">$ exit <text:s text:c="63"/><text:span text:style-name="T42">(Exit back to root)</text:span></text:p>
      <text:p text:style-name="P7"># umount /serverbkup <text:s/></text:p>
      <text:p text:style-name="P13"># ll /serverbkup</text:p>
      <text:p text:style-name="P10"><text:s text:c="3"/><text:span text:style-name="T50"><text:s/></text:span><text:span text:style-name="T43">Total 0 <text:s text:c="4"/></text:span></text:p>
      <text:p text:style-name="P10"/>
      <text:p text:style-name="P10"><text:span text:style-name="T50">S</text:span><text:span text:style-name="T43">hows that the BKUP drive was un-mounted and safe to remove</text:span></text:p>
      <text:p text:style-name="P15">unplug the BKUP SSD from the USB por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Κανονικά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Κανονικά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officeooo:rsid="01ec357c" officeooo:paragraph-rsid="01ec357c" style:font-size-asian="8.75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7pt" officeooo:rsid="0027899b" officeooo:paragraph-rsid="0027899b" style:font-size-asian="6.09999990463257pt" style:font-size-complex="7pt"/>
    </style:style>
    <style:page-layout style:name="Mpm1">
      <style:page-layout-properties fo:page-width="8.5in" fo:page-height="11in" style:num-format="1" style:print-orientation="portrait" fo:margin-top="0.7in" fo:margin-bottom="0.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cc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fo:background-color="#cc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Page <text:page-number text:select-page="current">3</text:page-number><text:s/>of <text:page-count>3</text:page-count></text:p>
        <text:p text:style-name="MP2"><text:file-name text:display="name-and-extension">Backup_Data.odt</text:file-name></text:p>
      </style:footer>
    </style:master-page>
    <style:master-page style:name="Untitled1" style:page-layout-name="Mpm2"/>
    <style:master-page style:name="Landscape" style:page-layout-name="Mpm3"/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4-01-26T17:20:01.397477732</meta:creation-date>
    <meta:print-date>2020-01-11T13:18:33.467864873</meta:print-date>
    <dc:date>2020-07-26T14:37:40.999828706</dc:date>
    <meta:editing-duration>PT16H40S</meta:editing-duration>
    <meta:editing-cycles>109</meta:editing-cycles>
    <meta:generator>LibreOffice/6.4.5.2$Linux_ARM_EABI LibreOffice_project/40$Build-2</meta:generator>
    <meta:document-statistic meta:table-count="0" meta:image-count="0" meta:object-count="0" meta:page-count="3" meta:paragraph-count="92" meta:word-count="809" meta:character-count="5473" meta:non-whitespace-character-count="3736"/>
  </office:meta>
</office:document-meta>
</file>